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0.9833in" fo:text-indent="0.4916in">
        <style:tab-stops/>
      </style:paragraph-properties>
    </style:style>
    <style:style style:name="T2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3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/>
    </style:style>
  </office:automatic-styles>
  <office:body>
    <office:text text:use-soft-page-breaks="true">
      <text:p text:style-name="P1"><text:span text:style-name="T2"><text:s/></text:span><text:span text:style-name="T3">Diagrama de atividad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ovanni Armane</meta:initial-creator>
    <dc:creator>Giovanni Armane</dc:creator>
    <meta:creation-date>2015-11-17T23:27:00Z</meta:creation-date>
    <dc:date>2015-11-17T23:27:00Z</dc:date>
    <meta:template xlink:href="Normal.dotm" xlink:type="simple"/>
    <meta:editing-cycles>2</meta:editing-cycles>
    <meta:editing-duration>PT60S</meta:editing-duration>
    <meta:document-statistic meta:page-count="1" meta:paragraph-count="1" meta:word-count="3" meta:character-count="23" meta:row-count="1" meta:non-whitespace-character-count="21"/>
  </office:meta>
</office:document-meta>
</file>